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text-properties officeooo:rsid="0008f0cd" officeooo:paragraph-rsid="0008f0cd"/>
    </style:style>
    <style:style style:name="P2" style:family="paragraph" style:parent-style-name="Standard">
      <style:text-properties officeooo:rsid="0009f062" officeooo:paragraph-rsid="0009f062"/>
    </style:style>
    <style:style style:name="P3" style:family="paragraph" style:parent-style-name="Standard" style:list-style-name="L1">
      <style:text-properties officeooo:rsid="0009f062" officeooo:paragraph-rsid="0009f062"/>
    </style:style>
    <style:style style:name="P4" style:family="paragraph" style:parent-style-name="Standard" style:list-style-name="L1">
      <style:text-properties officeooo:rsid="0008f0cd" officeooo:paragraph-rsid="0008f0cd"/>
    </style:style>
    <style:style style:name="P5" style:family="paragraph" style:parent-style-name="Standard" style:list-style-name="L1">
      <style:text-properties officeooo:rsid="000a9177" officeooo:paragraph-rsid="000a9177"/>
    </style:style>
    <style:style style:name="T1" style:family="text">
      <style:text-properties officeooo:rsid="0009f062"/>
    </style:style>
    <style:style style:name="T2" style:family="text">
      <style:text-properties officeooo:rsid="000afa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g Pond REST API:</text:p>
      <text:p text:style-name="P1"/>
      <text:p text:style-name="P1">fields to include for post requests</text:p>
      <text:p text:style-name="P1"/>
      <text:list xml:id="list1159807260" text:style-name="L1">
        <text:list-item>
          <text:p text:style-name="P3">croaks</text:p>
          <text:list>
            <text:list-item>
              <text:p text:style-name="P4">x</text:p>
            </text:list-item>
            <text:list-item>
              <text:p text:style-name="P4">y</text:p>
            </text:list-item>
            <text:list-item>
              <text:p text:style-name="P4">tags (separated by spaces)</text:p>
            </text:list-item>
            <text:list-item>
              <text:p text:style-name="P5">f[] (array of <text:span text:style-name="T2">one or more files)</text:span></text:p>
            </text:list-item>
            <text:list-item>
              <text:p text:style-name="P4">type</text:p>
            </text:list-item>
            <text:list-item>
              <text:p text:style-name="P4">content</text:p>
            </text:list-item>
            <text:list-item>
              <text:p text:style-name="P4">user_id (optional, requires auth)</text:p>
            </text:list-item>
          </text:list>
        </text:list-item>
        <text:list-item>
          <text:p text:style-name="P4">tag<text:span text:style-name="T1">s</text:span></text:p>
          <text:list>
            <text:list-item>
              <text:p text:style-name="P4">label</text:p>
            </text:list-item>
          </text:list>
        </text:list-item>
        <text:list-item>
          <text:p text:style-name="P4">files</text:p>
          <text:list>
            <text:list-item>
              <text:p text:style-name="P4">file</text:p>
            </text:list-item>
          </text:list>
        </text:list-item>
        <text:list-item>
          <text:p text:style-name="P4">user<text:span text:style-name="T1">s</text:span></text:p>
          <text:list>
            <text:list-item>
              <text:p text:style-name="P4">name</text:p>
            </text:list-item>
            <text:list-item>
              <text:p text:style-name="P4">email</text:p>
            </text:list-item>
            <text:list-item>
              <text:p text:style-name="P4">password</text:p>
            </text:list-item>
          </text:list>
        </text:list-item>
      </text:list>
      <text:p text:style-name="P1"/>
      <text:p text:style-name="P2">can also list items, and list one of item based on i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buntu" style:font-size-asian="10.5pt" style:language-asian="zh" style:country-asian="CN" style:font-name-complex="Ubuntu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buntu" style:font-size-asian="10.5pt" style:language-asian="zh" style:country-asian="CN" style:font-name-complex="Ubuntu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buntu" style:font-family-asian="Ubuntu" style:font-family-generic-asian="system" style:font-pitch-asian="variable" style:font-size-asian="14pt" style:font-name-complex="Ubuntu" style:font-family-complex="Ubuntu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5:57:25.955942069</meta:creation-date>
    <dc:date>2018-10-20T16:11:08.747638138</dc:date>
    <meta:editing-duration>PT1M15S</meta:editing-duration>
    <meta:editing-cycles>4</meta:editing-cycles>
    <meta:generator>LibreOffice/6.0.0.3$Linux_X86_64 LibreOffice_project/64a0f66915f38c6217de274f0aa8e15618924765</meta:generator>
    <meta:document-statistic meta:table-count="0" meta:image-count="0" meta:object-count="0" meta:page-count="1" meta:paragraph-count="19" meta:word-count="66" meta:character-count="275" meta:non-whitespace-character-count="243"/>
  </office:meta>
</office:document-meta>
</file>